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Title" style:master-page-name="MP0" style:family="paragraph">
      <style:paragraph-properties fo:break-before="page" fo:text-align="center"/>
    </style:style>
    <style:style style:name="P2" style:parent-style-name="Subtitle" style:family="paragraph">
      <style:paragraph-properties fo:text-align="center"/>
    </style:style>
    <style:style style:name="P3" style:parent-style-name="Normal" style:family="paragraph">
      <style:text-properties style:font-name="Consolas"/>
    </style:style>
    <style:style style:name="T4" style:parent-style-name="DefaultParagraphFont" style:family="text">
      <style:text-properties style:font-name="Consolas"/>
    </style:style>
    <style:style style:name="T5" style:parent-style-name="DefaultParagraphFont" style:family="text">
      <style:text-properties fo:font-weight="bold" style:font-weight-asian="bold"/>
    </style:style>
    <style:style style:name="T6" style:parent-style-name="DefaultParagraphFont" style:family="text">
      <style:text-properties style:font-name="Consolas"/>
    </style:style>
    <style:style style:name="T7" style:parent-style-name="DefaultParagraphFont" style:family="text">
      <style:text-properties fo:font-weight="bold" style:font-weight-asian="bold"/>
    </style:style>
    <style:style style:name="T8" style:parent-style-name="DefaultParagraphFont" style:family="text">
      <style:text-properties style:font-name="Consolas"/>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style:font-name="Consolas"/>
    </style:style>
    <style:style style:name="T14" style:parent-style-name="DefaultParagraphFont" style:family="text">
      <style:text-properties fo:font-weight="bold" style:font-weight-asian="bold"/>
    </style:style>
    <style:style style:name="T15" style:parent-style-name="DefaultParagraphFont" style:family="text">
      <style:text-properties style:font-name="Consolas"/>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omplex="Calibri"/>
    </style:style>
    <style:style style:name="T18" style:parent-style-name="DefaultParagraphFont" style:family="text">
      <style:text-properties style:font-name-complex="Calibri"/>
    </style:style>
    <style:style style:name="T19" style:parent-style-name="DefaultParagraphFont" style:family="text">
      <style:text-properties style:font-name-complex="Calibri"/>
    </style:style>
    <style:style style:name="T20" style:parent-style-name="DefaultParagraphFont" style:family="text">
      <style:text-properties style:font-name-complex="Calibri"/>
    </style:style>
    <style:style style:name="T21" style:parent-style-name="DefaultParagraphFont" style:family="text">
      <style:text-properties style:font-name-complex="Calibri"/>
    </style:style>
    <style:style style:name="T22" style:parent-style-name="DefaultParagraphFont" style:family="text">
      <style:text-properties style:font-name-complex="Calibri" fo:font-style="italic" style:font-style-asian="italic"/>
    </style:style>
    <style:style style:name="T23" style:parent-style-name="DefaultParagraphFont" style:family="text">
      <style:text-properties style:font-name-complex="Calibri"/>
    </style:style>
    <style:style style:name="T24" style:parent-style-name="DefaultParagraphFont" style:family="text">
      <style:text-properties style:font-name-complex="Calibri"/>
    </style:style>
    <style:style style:name="T25" style:parent-style-name="DefaultParagraphFont" style:family="text">
      <style:text-properties style:font-name-complex="Calibri"/>
    </style:style>
    <style:style style:name="T26" style:parent-style-name="DefaultParagraphFont" style:family="text">
      <style:text-properties style:font-name-complex="Calibri" fo:font-style="italic" style:font-style-asian="italic"/>
    </style:style>
    <style:style style:name="T27" style:parent-style-name="DefaultParagraphFont" style:family="text">
      <style:text-properties style:font-name-complex="Calibri" fo:font-style="italic" style:font-style-asian="italic"/>
    </style:style>
    <style:style style:name="T28" style:parent-style-name="DefaultParagraphFont" style:family="text">
      <style:text-properties style:font-name-complex="Calibri"/>
    </style:style>
    <style:style style:name="T29" style:parent-style-name="DefaultParagraphFont" style:family="text">
      <style:text-properties style:font-name="Consolas" style:font-name-complex="Calibri"/>
    </style:style>
    <style:style style:name="T30" style:parent-style-name="DefaultParagraphFont" style:family="text">
      <style:text-properties style:font-name="Consolas" style:font-name-complex="Calibri"/>
    </style:style>
    <style:style style:name="T31" style:parent-style-name="DefaultParagraphFont" style:family="text">
      <style:text-properties style:font-name="Consolas" style:font-name-complex="Calibri"/>
    </style:style>
    <style:style style:name="T32" style:parent-style-name="DefaultParagraphFont" style:family="text">
      <style:text-properties style:font-name="Consolas" style:font-name-complex="Calibri"/>
    </style:style>
    <style:style style:name="T33" style:parent-style-name="DefaultParagraphFont" style:family="text">
      <style:text-properties style:font-name-complex="Calibri"/>
    </style:style>
    <style:style style:name="T34" style:parent-style-name="DefaultParagraphFont" style:family="text">
      <style:text-properties style:font-name-complex="Calibri"/>
    </style:style>
    <style:style style:name="T35" style:parent-style-name="DefaultParagraphFont" style:family="text">
      <style:text-properties style:font-name-complex="Calibri"/>
    </style:style>
    <style:style style:name="T36" style:parent-style-name="DefaultParagraphFont" style:family="text">
      <style:text-properties style:font-name-complex="Calibri"/>
    </style:style>
    <style:style style:name="T37" style:parent-style-name="DefaultParagraphFont" style:family="text">
      <style:text-properties style:font-name-complex="Calibri"/>
    </style:style>
    <style:style style:name="T38" style:parent-style-name="DefaultParagraphFont" style:family="text">
      <style:text-properties style:font-name-complex="Calibri"/>
    </style:style>
    <style:style style:name="T39" style:parent-style-name="DefaultParagraphFont" style:family="text">
      <style:text-properties style:font-name-complex="Calibri"/>
    </style:style>
    <style:style style:name="T40" style:parent-style-name="DefaultParagraphFont" style:family="text">
      <style:text-properties style:font-name-complex="Calibri"/>
    </style:style>
    <style:style style:name="T41" style:parent-style-name="DefaultParagraphFont" style:family="text">
      <style:text-properties style:font-name-complex="Calibri"/>
    </style:style>
    <style:style style:name="T42" style:parent-style-name="DefaultParagraphFont" style:family="text">
      <style:text-properties style:font-name-complex="Calibri"/>
    </style:style>
    <style:style style:name="T43" style:parent-style-name="DefaultParagraphFont" style:family="text">
      <style:text-properties style:font-name-complex="Calibri"/>
    </style:style>
    <style:style style:name="T44" style:parent-style-name="DefaultParagraphFont" style:family="text">
      <style:text-properties style:font-name-complex="Calibri"/>
    </style:style>
    <style:style style:name="T45" style:parent-style-name="DefaultParagraphFont" style:family="text">
      <style:text-properties style:font-name-complex="Calibri"/>
    </style:style>
    <style:style style:name="P46" style:parent-style-name="Normal" style:family="paragraph">
      <style:text-properties style:font-name-complex="Calibri"/>
    </style:style>
    <style:style style:name="T47" style:parent-style-name="DefaultParagraphFont" style:family="text">
      <style:text-properties style:font-name-complex="Calibri"/>
    </style:style>
    <style:style style:name="T48" style:parent-style-name="DefaultParagraphFont" style:family="text">
      <style:text-properties style:font-name-complex="Calibri"/>
    </style:style>
    <style:style style:name="T49" style:parent-style-name="DefaultParagraphFont" style:family="text">
      <style:text-properties style:font-name-complex="Calibri"/>
    </style:style>
    <style:style style:name="T50" style:parent-style-name="DefaultParagraphFont" style:family="text">
      <style:text-properties style:font-name-complex="Calibri" fo:font-weight="bold" style:font-weight-asian="bold"/>
    </style:style>
    <style:style style:name="T51" style:parent-style-name="DefaultParagraphFont" style:family="text">
      <style:text-properties style:font-name-complex="Calibri"/>
    </style:style>
    <style:style style:name="T52" style:parent-style-name="DefaultParagraphFont" style:family="text">
      <style:text-properties style:font-name-complex="Calibri"/>
    </style:style>
    <style:style style:name="T53" style:parent-style-name="DefaultParagraphFont" style:family="text">
      <style:text-properties style:font-name-complex="Calibri"/>
    </style:style>
    <style:style style:name="T54" style:parent-style-name="DefaultParagraphFont" style:family="text">
      <style:text-properties style:font-name-complex="Calibri"/>
    </style:style>
    <style:style style:name="T55" style:parent-style-name="DefaultParagraphFont" style:family="text">
      <style:text-properties style:font-name-complex="Calibri" fo:font-weight="bold" style:font-weight-asian="bold"/>
    </style:style>
    <style:style style:name="T56" style:parent-style-name="DefaultParagraphFont" style:family="text">
      <style:text-properties style:font-name-complex="Calibri"/>
    </style:style>
    <style:style style:name="T57" style:parent-style-name="DefaultParagraphFont" style:family="text">
      <style:text-properties style:font-name-complex="Calibri" fo:font-weight="bold" style:font-weight-asian="bold"/>
    </style:style>
    <style:style style:name="T58" style:parent-style-name="DefaultParagraphFont" style:family="text">
      <style:text-properties style:font-name-complex="Calibri"/>
    </style:style>
    <style:style style:name="T59" style:parent-style-name="DefaultParagraphFont" style:family="text">
      <style:text-properties style:font-name-complex="Calibri"/>
    </style:style>
    <style:style style:name="T60" style:parent-style-name="DefaultParagraphFont" style:family="text">
      <style:text-properties style:font-name-complex="Calibri"/>
    </style:style>
    <style:style style:name="T61" style:parent-style-name="DefaultParagraphFont" style:family="text">
      <style:text-properties style:font-name-complex="Calibri"/>
    </style:style>
    <style:style style:name="T62" style:parent-style-name="DefaultParagraphFont" style:family="text">
      <style:text-properties style:font-name-complex="Calibri"/>
    </style:style>
    <style:style style:name="T63" style:parent-style-name="DefaultParagraphFont" style:family="text">
      <style:text-properties style:font-name-complex="Calibri" fo:font-style="italic" style:font-style-asian="italic"/>
    </style:style>
    <style:style style:name="T64" style:parent-style-name="DefaultParagraphFont" style:family="text">
      <style:text-properties style:font-name-complex="Calibri"/>
    </style:style>
    <style:style style:name="T65" style:parent-style-name="DefaultParagraphFont" style:family="text">
      <style:text-properties style:font-name-complex="Calibri"/>
    </style:style>
    <style:style style:name="T66" style:parent-style-name="DefaultParagraphFont" style:family="text">
      <style:text-properties style:font-name-complex="Calibri"/>
    </style:style>
    <style:style style:name="T67" style:parent-style-name="DefaultParagraphFont" style:family="text">
      <style:text-properties style:font-name-complex="Calibri"/>
    </style:style>
    <style:style style:name="T68" style:parent-style-name="DefaultParagraphFont" style:family="text">
      <style:text-properties style:font-name-complex="Calibri"/>
    </style:style>
    <style:style style:name="T69" style:parent-style-name="DefaultParagraphFont" style:family="text">
      <style:text-properties style:font-name-complex="Calibri" fo:font-weight="bold" style:font-weight-asian="bold"/>
    </style:style>
    <style:style style:name="T70" style:parent-style-name="DefaultParagraphFont" style:family="text">
      <style:text-properties style:font-name-complex="Calibri"/>
    </style:style>
    <style:style style:name="T71" style:parent-style-name="DefaultParagraphFont" style:family="text">
      <style:text-properties style:font-name-complex="Calibri"/>
    </style:style>
    <style:style style:name="T72" style:parent-style-name="DefaultParagraphFont" style:family="text">
      <style:text-properties style:font-name-complex="Calibri"/>
    </style:style>
    <style:style style:name="T73" style:parent-style-name="DefaultParagraphFont" style:family="text">
      <style:text-properties style:font-name-complex="Calibri"/>
    </style:style>
    <style:style style:name="T74" style:parent-style-name="DefaultParagraphFont" style:family="text">
      <style:text-properties style:font-name-complex="Calibri" fo:font-style="italic" style:font-style-asian="italic"/>
    </style:style>
    <style:style style:name="T75" style:parent-style-name="DefaultParagraphFont" style:family="text">
      <style:text-properties style:font-name-complex="Calibri"/>
    </style:style>
    <style:style style:name="T76" style:parent-style-name="DefaultParagraphFont" style:family="text">
      <style:text-properties style:font-name-complex="Calibri"/>
    </style:style>
    <style:style style:name="T77" style:parent-style-name="DefaultParagraphFont" style:family="text">
      <style:text-properties style:font-name-complex="Calibri"/>
    </style:style>
    <style:style style:name="T78" style:parent-style-name="DefaultParagraphFont" style:family="text">
      <style:text-properties style:font-name-complex="Calibri"/>
    </style:style>
    <style:style style:name="T79" style:parent-style-name="DefaultParagraphFont" style:family="text">
      <style:text-properties style:font-name-complex="Calibri"/>
    </style:style>
    <style:style style:name="T80" style:parent-style-name="DefaultParagraphFont" style:family="text">
      <style:text-properties style:font-name-complex="Calibri" fo:font-weight="bold" style:font-weight-asian="bold"/>
    </style:style>
    <style:style style:name="T81" style:parent-style-name="DefaultParagraphFont" style:family="text">
      <style:text-properties style:font-name-complex="Calibri"/>
    </style:style>
    <style:style style:name="T82" style:parent-style-name="DefaultParagraphFont" style:family="text">
      <style:text-properties style:font-name-complex="Calibri" fo:font-style="italic" style:font-style-asian="italic"/>
    </style:style>
    <style:style style:name="T83" style:parent-style-name="DefaultParagraphFont" style:family="text">
      <style:text-properties style:font-name-complex="Calibri"/>
    </style:style>
    <style:style style:name="T84" style:parent-style-name="DefaultParagraphFont" style:family="text">
      <style:text-properties style:font-name-complex="Calibri" fo:font-style="italic" style:font-style-asian="italic"/>
    </style:style>
    <style:style style:name="T85" style:parent-style-name="DefaultParagraphFont" style:family="text">
      <style:text-properties style:font-name-complex="Calibri" fo:font-style="italic" style:font-style-asian="italic"/>
    </style:style>
    <style:style style:name="T86" style:parent-style-name="DefaultParagraphFont" style:family="text">
      <style:text-properties style:font-name-complex="Calibri"/>
    </style:style>
    <style:style style:name="T87" style:parent-style-name="DefaultParagraphFont" style:family="text">
      <style:text-properties style:font-name-complex="Calibri" fo:font-style="italic" style:font-style-asian="italic"/>
    </style:style>
    <style:style style:name="T88" style:parent-style-name="DefaultParagraphFont" style:family="text">
      <style:text-properties style:font-name-complex="Calibri"/>
    </style:style>
    <style:style style:name="T89" style:parent-style-name="DefaultParagraphFont" style:family="text">
      <style:text-properties style:font-name="Consolas" style:font-name-complex="Calibri"/>
    </style:style>
    <style:style style:name="T90" style:parent-style-name="DefaultParagraphFont" style:family="text">
      <style:text-properties style:font-name-complex="Calibri"/>
    </style:style>
    <style:style style:name="T91" style:parent-style-name="DefaultParagraphFont" style:family="text">
      <style:text-properties style:font-name="Consolas" style:font-name-complex="Calibri"/>
    </style:style>
    <style:style style:name="T92" style:parent-style-name="DefaultParagraphFont" style:family="text">
      <style:text-properties style:font-name-complex="Calibri"/>
    </style:style>
    <style:style style:name="T93" style:parent-style-name="DefaultParagraphFont" style:family="text">
      <style:text-properties style:font-name="Consolas" style:font-name-complex="Calibri"/>
    </style:style>
    <style:style style:name="T94" style:parent-style-name="DefaultParagraphFont" style:family="text">
      <style:text-properties style:font-name-complex="Calibri"/>
    </style:style>
    <style:style style:name="T95" style:parent-style-name="DefaultParagraphFont" style:family="text">
      <style:text-properties style:font-name-complex="Calibri"/>
    </style:style>
    <style:style style:name="T96" style:parent-style-name="DefaultParagraphFont" style:family="text">
      <style:text-properties style:font-name-complex="Calibri"/>
    </style:style>
    <style:style style:name="T97" style:parent-style-name="DefaultParagraphFont" style:family="text">
      <style:text-properties style:font-name-complex="Calibri"/>
    </style:style>
    <style:style style:name="T98" style:parent-style-name="DefaultParagraphFont" style:family="text">
      <style:text-properties style:font-name-complex="Calibri"/>
    </style:style>
    <style:style style:name="T99" style:parent-style-name="DefaultParagraphFont" style:family="text">
      <style:text-properties style:font-name-complex="Calibri" fo:font-style="italic" style:font-style-asian="italic"/>
    </style:style>
    <style:style style:name="T100" style:parent-style-name="DefaultParagraphFont" style:family="text">
      <style:text-properties style:font-name-complex="Calibri"/>
    </style:style>
    <style:style style:name="T101" style:parent-style-name="DefaultParagraphFont" style:family="text">
      <style:text-properties style:font-name-complex="Calibri"/>
    </style:style>
    <style:style style:name="T102" style:parent-style-name="DefaultParagraphFont" style:family="text">
      <style:text-properties style:font-name-complex="Calibri"/>
    </style:style>
    <style:style style:name="T103" style:parent-style-name="DefaultParagraphFont" style:family="text">
      <style:text-properties style:font-name-complex="Calibri"/>
    </style:style>
    <style:style style:name="T104" style:parent-style-name="DefaultParagraphFont" style:family="text">
      <style:text-properties style:font-name-complex="Calibri"/>
    </style:style>
    <style:style style:name="T105" style:parent-style-name="DefaultParagraphFont" style:family="text">
      <style:text-properties style:font-name-complex="Calibri"/>
    </style:style>
    <style:style style:name="T106" style:parent-style-name="DefaultParagraphFont" style:family="text">
      <style:text-properties style:font-name-complex="Calibri" fo:font-weight="bold" style:font-weight-asian="bold"/>
    </style:style>
    <style:style style:name="T107" style:parent-style-name="DefaultParagraphFont" style:family="text">
      <style:text-properties style:font-name-complex="Calibri"/>
    </style:style>
    <style:style style:name="T108" style:parent-style-name="DefaultParagraphFont" style:family="text">
      <style:text-properties style:font-name-complex="Calibri" fo:font-weight="bold" style:font-weight-asian="bold"/>
    </style:style>
    <style:style style:name="T109" style:parent-style-name="DefaultParagraphFont" style:family="text">
      <style:text-properties style:font-name-complex="Calibri"/>
    </style:style>
    <style:style style:name="T110" style:parent-style-name="DefaultParagraphFont" style:family="text">
      <style:text-properties fo:font-weight="bold" style:font-weight-asian="bold"/>
    </style:style>
    <style:style style:name="T111" style:parent-style-name="DefaultParagraphFont" style:family="text">
      <style:text-properties fo:font-weight="bold" style:font-weight-asian="bold"/>
    </style:style>
    <style:style style:name="T112" style:parent-style-name="DefaultParagraphFont" style:family="text">
      <style:text-properties fo:font-weight="bold" style:font-weight-asian="bold"/>
    </style:style>
    <style:style style:name="T113" style:parent-style-name="DefaultParagraphFont" style:family="text">
      <style:text-properties style:font-name="Consolas"/>
    </style:style>
    <style:style style:name="T114" style:parent-style-name="DefaultParagraphFont" style:family="text">
      <style:text-properties style:font-name="Consolas"/>
    </style:style>
    <style:style style:name="T115" style:parent-style-name="DefaultParagraphFont" style:family="text">
      <style:text-properties style:font-name="Consolas"/>
    </style:style>
    <style:style style:name="T116" style:parent-style-name="DefaultParagraphFont" style:family="text">
      <style:text-properties style:font-name="Consolas"/>
    </style:style>
    <style:style style:name="T117" style:parent-style-name="DefaultParagraphFont" style:family="text">
      <style:text-properties style:font-name="Consolas"/>
    </style:style>
    <style:style style:name="T118" style:parent-style-name="DefaultParagraphFont" style:family="text">
      <style:text-properties style:font-name="Consolas"/>
    </style:style>
    <style:style style:name="T119" style:parent-style-name="DefaultParagraphFont" style:family="text">
      <style:text-properties style:font-name="Consolas"/>
    </style:style>
    <style:style style:name="T120" style:parent-style-name="DefaultParagraphFont" style:family="text">
      <style:text-properties fo:font-weight="bold" style:font-weight-asian="bold"/>
    </style:style>
    <style:style style:name="T121" style:parent-style-name="DefaultParagraphFont" style:family="text">
      <style:text-properties fo:font-weight="bold" style:font-weight-asian="bold"/>
    </style:style>
    <style:style style:name="T122" style:parent-style-name="DefaultParagraphFont" style:family="text">
      <style:text-properties style:font-name-complex="Calibri" fo:font-weight="bold" style:font-weight-asian="bold"/>
    </style:style>
    <style:style style:name="T123" style:parent-style-name="DefaultParagraphFont" style:family="text">
      <style:text-properties style:font-name-complex="Calibri"/>
    </style:style>
    <style:style style:name="T124" style:parent-style-name="DefaultParagraphFont" style:family="text">
      <style:text-properties style:font-name="Consolas"/>
    </style:style>
    <style:style style:name="T125" style:parent-style-name="DefaultParagraphFont" style:family="text">
      <style:text-properties style:font-name="Consolas"/>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style>
    <style:style style:name="T128" style:parent-style-name="DefaultParagraphFont" style:family="text">
      <style:text-properties fo:font-weight="bold" style:font-weight-asian="bold"/>
    </style:style>
    <style:style style:name="TableColumn130" style:family="table-column">
      <style:table-column-properties style:column-width="0.3229in"/>
    </style:style>
    <style:style style:name="TableColumn131" style:family="table-column">
      <style:table-column-properties style:column-width="2.9375in"/>
    </style:style>
    <style:style style:name="TableColumn132" style:family="table-column">
      <style:table-column-properties style:column-width="3.0006in"/>
    </style:style>
    <style:style style:name="Table129" style:family="table">
      <style:table-properties style:width="6.2611in" fo:margin-left="0in" table:align="left"/>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font-weight="bold" style:font-weight-asian="bold"/>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fo:font-weight="bold" style:font-weight-asian="bold"/>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fo:font-weight="bold" style:font-weight-asian="bold"/>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style>
  </office:automatic-styles>
  <office:body>
    <office:text text:use-soft-page-breaks="true">
      <text:p text:style-name="P1">Summarisation Report</text:p>
      <text:p text:style-name="P2">fdqd43 – James Paterson</text:p>
      <text:h text:style-name="Heading1" text:outline-level="1">Running the program</text:h>
      <text:p text:style-name="Normal">To run the program, you need to invoke “index.py” through the command line. It accepts these arguments:</text:p>
      <text:p text:style-name="P3">python index.py -l<text:s/>200 -i</text:p>
      <text:p text:style-name="Normal"><text:span text:style-name="T4">-l</text:span><text:s/>Designates the<text:s/>maximum<text:s/>length of the summarisation to be<text:s/>generated. Default:<text:s/><text:span text:style-name="T5">150</text:span></text:p>
      <text:p text:style-name="Normal"><text:span text:style-name="T6">-i</text:span><text:s/>Specifies that TF-IDF is to be applied. Default:<text:s/><text:span text:style-name="T7">False</text:span></text:p>
      <text:p text:style-name="Normal"><text:span text:style-name="T8">-f</text:span><text:s/>Designates the directory for which the files are read from. Default:<text:s/><text:span text:style-name="T9">/files</text:span></text:p>
      <text:p text:style-name="Normal">The program will automatically try to find files of the name “Doc X.txt” and run the summariser on the content in the directory specified.</text:p>
      <text:h text:style-name="Heading1" text:outline-level="1">Program Structure</text:h>
      <text:h text:style-name="Heading2" text:outline-level="2">index.py</text:h>
      <text:p text:style-name="Normal">This is the main file, and contains wrappers for the term frequency and inverse document frequency functions, as well as formatting the output.</text:p>
      <text:h text:style-name="Heading2" text:outline-level="2">common.py</text:h>
      <text:p text:style-name="Normal">The most important method is the<text:s/><text:span text:style-name="T10">summarize</text:span><text:s/>method, which as per the name, generates a summary of the text.<text:s/>The function takes in the original, uncleaned text of the articles, and applies the<text:s/><text:span text:style-name="T11">weightFunction</text:span><text:s/>to it.<text:s/><text:span text:style-name="T12">weightFunction</text:span><text:s/>is passed as a parameter to the function and is either the TF weighter or the TFIDF weighter.<text:s/>Both<text:s/>functions generate a list of 2-tuples where each tuple is of the form:<text:s/><text:span text:style-name="T13">(sentence_index, sentence_weight)</text:span><text:s/>in a list sorted such that the highest weighted sentence is at the<text:s/>start of the list.</text:p>
      <text:p text:style-name="Normal">The function then splits up the<text:s/>original article<text:s/>into sentences using the<text:s/><text:span text:style-name="T14">splitSentences</text:span><text:s/>function.<text:s/>The sentence splitting is done after removing newlines and the quote character, and then the text is split by the sequence<text:s/><text:span text:style-name="T15">“. ”</text:span><text:span text:style-name="T16">.<text:s/></text:span><text:span text:style-name="T17">This was done to avoid the problem where acronyms such as U.S are split into multiple sentences</text:span><text:span text:style-name="T18">, and where quotes of sentences muck up the<text:s/></text:span><text:span text:style-name="T19">splitter</text:span><text:span text:style-name="T20">.</text:span></text:p>
      <text:p text:style-name="Normal"><text:span text:style-name="T21">These sentences are then used to build the array<text:s/></text:span><text:span text:style-name="T22">summarySentences</text:span><text:span text:style-name="T23">. We continue adding sentences to this array, until the length of the words in the summary is over the limit specified or until we run out of sentences. This calculation is done by the reduce statement in the while loop.</text:span></text:p>
      <text:p text:style-name="Normal"><text:span text:style-name="T24">For each step in the loop, we first take the highest weighted sentence from the sentences</text:span><text:span text:style-name="T25"><text:s/>and add it to<text:s/></text:span><text:span text:style-name="T26">summarySentences</text:span><text:span text:style-name="T27"><text:s/></text:span><text:span text:style-name="T28">as a tuple<text:s/></text:span><text:span text:style-name="T29">(</text:span><text:span text:style-name="T30">sentence_index, sentence</text:span><text:span text:style-name="T31">_text</text:span><text:span text:style-name="T32">)</text:span><text:span text:style-name="T33">. We then delete this sentence from the document.</text:span><text:span text:style-name="T34"><text:s/></text:span><text:span text:style-name="T35">Now, the weights</text:span><text:span text:style-name="T36"><text:s/>and term frequencies</text:span><text:span text:style-name="T37"><text:s/>are recomputed with the sentence removed</text:span><text:span text:style-name="T38"><text:s/>for the next step</text:span><text:span text:style-name="T39">.<text:s/></text:span><text:span text:style-name="T40">This is continued until adding the next highest weighted sentence would put us over the maximum summary length</text:span><text:span text:style-name="T41">.</text:span><text:span text:style-name="T42"><text:s/>To fill remaining space, we keep adding sentences</text:span><text:span text:style-name="T43"><text:s/>from the document</text:span><text:span text:style-name="T44"><text:s/></text:span><text:span text:style-name="T45">until we can’t add any more without going over the limit.</text:span></text:p>
      <text:p text:style-name="P46">The summary text is now<text:s/>constructed. This is done by<text:s/>sorting<text:s/>the sentences<text:s/>to be<text:s/>in the order that they originally appeared in the document. Each sentence is then appended to the last one with a <text:s/>reduce statement to build the summary, which is then returned.</text:p>
      <text:p text:style-name="Normal"><text:span text:style-name="T47">Another</text:span><text:span text:style-name="T48"><text:s/>important function</text:span><text:span text:style-name="T49"><text:s/>in this file is<text:s/></text:span><text:span text:style-name="T50">preprocess</text:span><text:span text:style-name="T51">. This function is used to turn raw data into a list of sentences that can be processed by the TF and TFIDF algo</text:span><text:span text:style-name="T52">r</text:span><text:span text:style-name="T53">ithms.</text:span><text:span text:style-name="T54"><text:s/>The text is first split into sentences with<text:s/></text:span><text:span text:style-name="T55">splitSentences</text:span><text:span text:style-name="T56">, and then every sentence is split into words with<text:s/></text:span><text:span text:style-name="T57">splitWords</text:span><text:span text:style-name="T58">. This<text:s/></text:span><text:soft-page-break/><text:span text:style-name="T59">function turns a sentence into singular words. It achieves this by first stripping the sentence to avoid any white space on either side. The sentence is then converted to lowercase to avoid<text:s/></text:span><text:span text:style-name="T60">conflicts</text:span><text:span text:style-name="T61"><text:s/>between capitalised and non capitalised words.</text:span><text:span text:style-name="T62"><text:s/>Punctuation is then removed from the string. The punctuation removed is in the array<text:s/></text:span><text:span text:style-name="T63">CHARS_TO_STRIP</text:span><text:span text:style-name="T64">. Afterwards, the string is then split by the space character to get the array of words.</text:span><text:span text:style-name="T65"><text:s/></text:span><text:span text:style-name="T66">Words</text:span><text:span text:style-name="T67"><text:s/>that contain the apostrophe character are cropped such that only the first half of the string remains. For example, “it’ll” is converted to “it”.<text:s/></text:span><text:span text:style-name="T68">Any empty strings are then removed from the array. The data is then returned to the<text:s/></text:span><text:span text:style-name="T69">preprocess</text:span><text:span text:style-name="T70"><text:s/>function.</text:span><text:span text:style-name="T71"><text:s/>In it, the list</text:span><text:span text:style-name="T72"><text:s/>of</text:span><text:span text:style-name="T73"><text:s/>words is checked for stop words. Each word is compared against a list of stop words. If it’s a stop word, it’s removed from the list. These stop words are from NLTK and are stored in the array<text:s/></text:span><text:span text:style-name="T74">STOPWORDS</text:span><text:span text:style-name="T75">.</text:span><text:span text:style-name="T76"><text:s/>After this, the words are merged back into a single string</text:span><text:span text:style-name="T77"><text:s/>and returned</text:span><text:span text:style-name="T78">.</text:span></text:p>
      <text:p text:style-name="Normal"><text:span text:style-name="T79">The last important function in this file is<text:s/></text:span><text:span text:style-name="T80">calculateSentenceWeight</text:span><text:span text:style-name="T81">. The function takes in a preprocessed<text:s/></text:span><text:span text:style-name="T82">sentence</text:span><text:span text:style-name="T83">, a summed list of term<text:s/></text:span><text:span text:style-name="T84">frequenc</text:span><text:span text:style-name="T85">y</text:span><text:span text:style-name="T86"><text:s/>and the list of<text:s/></text:span><text:span text:style-name="T87">terms</text:span><text:span text:style-name="T88">. These are such that for some term<text:s/></text:span><text:span text:style-name="T89">i</text:span><text:span text:style-name="T90">,<text:s/></text:span><text:span text:style-name="T91">terms[i]</text:span><text:span text:style-name="T92"><text:s/>will return the actual term, and<text:s/></text:span><text:span text:style-name="T93">frequency[i]</text:span><text:span text:style-name="T94"><text:s/>will return the frequency of that term in the document.</text:span><text:span text:style-name="T95"><text:s/>First, the sentence is split up into words. Each word is then looked up in the terms list, and it’s frequency is added to the total sentence weight. The weight is then increased<text:s/></text:span><text:span text:style-name="T96">dependent on the content of the word. First, it’s checked to see if it’s numeric. If it is, it’s weight is increased by one. It’s weight is increased again by one if it’s a four digit number, as these are likely years.</text:span><text:span text:style-name="T97"><text:s/>Each term is also compared against a list of months and abbreviations for months</text:span><text:span text:style-name="T98">, stored in<text:s/></text:span><text:span text:style-name="T99">DATE_STRING_LIST</text:span><text:span text:style-name="T100">. If it’s one of these, then the weight is increased by one again.</text:span><text:span text:style-name="T101"><text:s/>This is done to increase the chance we keep sentences with useful information like dates and figures.</text:span><text:span text:style-name="T102"><text:s/>We then normalise the sentence weight by the number of words in the sentence to enable us to compare it to<text:s/></text:span><text:span text:style-name="T103">other sentences in the docume</text:span><text:span text:style-name="T104">nt.</text:span></text:p>
      <text:p text:style-name="Normal"><text:span text:style-name="T105">The only other functions in this document are<text:s/></text:span><text:span text:style-name="T106">loadArticle</text:span><text:span text:style-name="T107">, which loads an article given an id, and<text:s/></text:span><text:span text:style-name="T108">numWords</text:span><text:span text:style-name="T109">, that counts the number of words in a string quickly.</text:span></text:p>
      <text:h text:style-name="Heading2" text:outline-level="2">tf.py</text:h>
      <text:p text:style-name="Normal">The code for the term frequency algorithm is contained in the tf.py file. The file is mainly a wrapper for the<text:s/><text:span text:style-name="T110">tf</text:span><text:s/>weighter. This first preprocesses the text using<text:s/><text:span text:style-name="T111">preprocess</text:span>, and then obtains a list of terms and a frequency matrix from<text:s/><text:span text:style-name="T112">calculateTermFrequency</text:span>. This is a standard implementation of the TF algorithm – First a list of features (words) is extracted from the document.<text:s/>A zeroed matrix is then created, where every row represents a document (sentence), and every column represents some word. A number<text:s/><text:span text:style-name="T113">x</text:span><text:s/>in the cell<text:s/><text:span text:style-name="T114">(i, j)</text:span><text:s/>means that<text:s/><text:span text:style-name="T115">x</text:span><text:s/>occurences of the term<text:s/><text:span text:style-name="T116">j<text:s/></text:span>were found in the document<text:s/><text:span text:style-name="T117">i</text:span>.<text:s/>This number is calculated for every cell by iterating over the words in each sentence, looking up<text:s/><text:span text:style-name="T118">i</text:span><text:span text:style-name="T119"><text:s/></text:span>in<text:s/>the feature list, and incrementing the relevant cell.<text:s/>The resultant matrix and term list are then returned<text:s/>to<text:s/><text:span text:style-name="T120">tf</text:span>.<text:s/>The<text:s/><text:span text:style-name="T121">tf<text:s/></text:span>procedure then uses this frequency matrix to calculate the weight of every sentence in the document with<text:s/><text:span text:style-name="T122">calculateSentenceWeight</text:span><text:span text:style-name="T123">. This weight data is then returned in the format mentioned earlier,<text:s/></text:span>a sorted list of 2-tuples where each tuple is of the form:<text:s/><text:span text:style-name="T124">(sentence_index, sentence_weight)</text:span><text:span text:style-name="T125">.</text:span></text:p>
      <text:h text:style-name="Heading2" text:outline-level="2">tfidf.py</text:h>
      <text:p text:style-name="Normal">The TFIDF procedure works from the previous term frequency algorithm, by first generating the frequency matrix using<text:s/><text:span text:style-name="T126">calculateTermFrequency</text:span>.<text:s/>This frequency matrix is then modified using the method<text:s/><text:span text:style-name="T127">transformFrequencyTdidf</text:span>.<text:s/>This procedure sums the number of documents each term is mentioned in, and then uses this to calculate the idf score for every element. Each element is then multiplied by it’s respective idf score, and the matrix is returned. The list of sentence weights is built in much the same way as before<text:s/>in the<text:s/><text:span text:style-name="T128">tf</text:span><text:s/>method.</text:p>
      <text:h text:style-name="Heading1" text:outline-level="1">Results</text:h>
      <text:p text:style-name="Normal">Below are some comparisons between the TF and TFIDF algorithms<text:s/>for a 150 word sample.</text:p>
      <table:table table:style-name="Table129">
        <table:table-columns>
          <table:table-column table:style-name="TableColumn130"/>
          <table:table-column table:style-name="TableColumn131"/>
          <table:table-column table:style-name="TableColumn132"/>
        </table:table-columns>
        <table:table-row table:style-name="TableRow133">
          <table:table-cell table:style-name="TableCell134">
            <text:p text:style-name="P135">ID</text:p>
          </table:table-cell>
          <table:table-cell table:style-name="TableCell136">
            <text:p text:style-name="P137">Term frequency</text:p>
          </table:table-cell>
          <table:table-cell table:style-name="TableCell138">
            <text:p text:style-name="P139">Term frequency inverse document frequency</text:p>
          </table:table-cell>
        </table:table-row>
        <table:table-row table:style-name="TableRow140">
          <table:table-cell table:style-name="TableCell141">
            <text:p text:style-name="P142">6</text:p>
          </table:table-cell>
          <table:table-cell table:style-name="TableCell143">
            <text:p text:style-name="P144">Two times now, SpaceX has sent a Dragon cargo capsule to space and back two times. <text:s/>On Saturday afternoon, SpaceX, the company started by Elon Musk in 2002 that has the ultimate goal of sending humans to Mars, shared a photo of the capsule. It sent up 4,800 pounds of cargo when it launched atop a Falcon 9 rocket on December 15 as part of the science-filled CRS-13 mission. The Falcon 9 booster used on this summer on the CRS-11 mission to the ISS was again fired up in December. <text:s/>The reusability didn't stop with the Dragon capsule for this mission. There's no Dragon capsule that's been used three times - yet. The first time a SpaceX capsule made two trips to the ISS was in September 2014 and then in June 2017 (on the aforementioned CRS-11 mission).</text:p>
          </table:table-cell>
          <table:table-cell table:style-name="TableCell145">
            <text:p text:style-name="P146">On Saturday afternoon, SpaceX, the company started by Elon Musk in 2002 that has the ultimate goal of sending humans to Mars, shared a photo of the capsule. <text:s/>Around 5 a.m., the capsule departed the ISS, where it had been docked, ready to carry back some 4,100 pounds of cargo, science and technology demonstration samples. It sent up 4,800 pounds of cargo when it launched atop a Falcon 9 rocket on December 15 as part of the science-filled CRS-13 mission. <text:s/>The reusability didn't stop with the Dragon capsule for this mission. The Falcon 9 booster used on this summer on the CRS-11 mission to the ISS was again fired up in December. The first time a SpaceX capsule made two trips to the ISS was in September 2014 and then in June 2017 (on the aforementioned CRS-11 mission).</text:p>
          </table:table-cell>
        </table:table-row>
        <table:table-row table:style-name="TableRow147">
          <table:table-cell table:style-name="TableCell148">
            <text:p text:style-name="P149">8</text:p>
          </table:table-cell>
          <table:table-cell table:style-name="TableCell150">
            <text:p text:style-name="P151">Elon Musk's Boring Company has presented plans to build a tunnel under Culver City, California for a Hyperloop-like transport system. <text:s/>She said: The purpose of Boring Company is to alleviate soul-destroying traffic and augment public transit. <text:s/>A report by the Culver City manager's office stated: The Boring Company has proposed a privately funded human transportation tunnel that would run underneath the Westside of Los Angeles. <text:s/>Ms Balajadia stressed that the company was not looking for public funding and that the cost to passengers would be comparable to, or less than existing forms of public transit in the region. <text:s/>Last July, the company said that it was expecting to start digging by the end of 2017.</text:p>
          </table:table-cell>
          <table:table-cell table:style-name="TableCell152">
            <text:p text:style-name="P153">Elon Musk's Boring Company has presented plans to build a tunnel under Culver City, California for a Hyperloop-like transport system. <text:s/>She said: The purpose of Boring Company is to alleviate soul-destroying traffic and augment public transit. <text:s/>Ms Balajadia stressed that the company was not looking for public funding and that the cost to passengers would be comparable to, or less than existing forms of public transit in the region. <text:s/>Mr Musk, who himself lives in Bel Air, is reported by Bloomberg to have first mooted the idea of a tunnel system back in December 2016, when he tweeted that he was fed up with LA traffic and would build a tunnel boring machine. <text:s/>Last July, the company said that it was expecting to start digging by the end of 2017.</text:p>
          </table:table-cell>
        </table:table-row>
      </table:table>
      <text:p text:style-name="Normal">The two algorithms produce very similar output – Most likely because they are both based on the TF algorithm. However, from reading the outputs, TFIDF tends to produce more readable summaries.<text:s/>The fi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style:font-name="Tahoma" fo:font-size="10pt" style:font-size-asian="10pt"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Tahoma"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Tahoma"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Tahoma"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fo:line-height="100%"/>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MARTIN PATERSON</meta:initial-creator>
    <dc:creator>JAMES,MARTIN PATERSON</dc:creator>
    <meta:creation-date>2018-03-07T20:56:00Z</meta:creation-date>
    <dc:date>2018-03-07T23:55:00Z</dc:date>
    <meta:template xlink:href="Normal.dotm" xlink:type="simple"/>
    <meta:editing-cycles>72</meta:editing-cycles>
    <meta:editing-duration>PT10740S</meta:editing-duration>
    <meta:document-statistic meta:page-count="3" meta:paragraph-count="20" meta:word-count="1541" meta:character-count="10311" meta:row-count="73" meta:non-whitespace-character-count="8790"/>
  </office:meta>
</office:document-meta>
</file>